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bel1" svg:font-family="Abel"/>
    <style:font-face style:name="OpenSymbol1" svg:font-family="OpenSymbol"/>
    <style:font-face style:name="Abel" svg:font-family="Abel" style:font-pitch="variable"/>
    <style:font-face style:name="Abril Fatface" svg:font-family="'Abril Fatface'" style:font-pitch="variable"/>
    <style:font-face style:name="Fjalla One" svg:font-family="'Fjalla One'" style:font-pitch="variable"/>
    <style:font-face style:name="Mangal1" svg:font-family="Mangal" style:font-pitch="variable"/>
    <style:font-face style:name="Microsoft YaHei1" svg:font-family="'Microsoft YaHei'" style:font-pitch="variable"/>
    <style:font-face style:name="Molengo" svg:font-family="Molengo" style:font-pitch="variable"/>
    <style:font-face style:name="SimSun1" svg:font-family="SimSun, 宋体"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bel1" fo:font-size="14pt" fo:letter-spacing="normal" fo:font-style="normal" fo:font-weight="normal" officeooo:paragraph-rsid="001d60d3" style:font-size-asian="14pt" style:font-size-complex="14pt"/>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bel1" fo:font-size="14pt" fo:letter-spacing="normal" fo:font-style="normal" fo:font-weight="normal" style:font-size-asian="14pt" style:font-name-complex="Molengo" style:font-size-complex="14pt"/>
    </style:style>
    <style:style style:name="P3" style:family="paragraph" style:parent-style-name="Standard">
      <style:text-properties fo:color="#000000" loext:opacity="100%" style:font-name="Abel1" style:font-name-complex="Calibri"/>
    </style:style>
    <style:style style:name="P4" style:family="paragraph" style:parent-style-name="Standard">
      <style:text-properties fo:color="#000000" loext:opacity="100%" style:font-name="Abel1" style:font-name-complex="Molengo"/>
    </style:style>
    <style:style style:name="P5" style:family="paragraph" style:parent-style-name="Standard">
      <style:text-properties fo:font-variant="normal" fo:text-transform="none" fo:color="#000000" loext:opacity="100%" style:font-name="Abel1" fo:font-size="12pt" fo:letter-spacing="normal" fo:font-style="normal" fo:font-weight="normal" style:font-size-asian="12pt" style:font-size-complex="12pt"/>
    </style:style>
    <style:style style:name="P6" style:family="paragraph" style:parent-style-name="Standard">
      <style:text-properties style:font-name="Abel1"/>
    </style:style>
    <style:style style:name="P7" style:family="paragraph" style:parent-style-name="Standard">
      <style:text-properties style:font-name="Abel1" fo:font-weight="normal" style:font-weight-asian="normal" style:font-name-complex="Molengo" style:font-weight-complex="normal"/>
    </style:style>
    <style:style style:name="P8" style:family="paragraph" style:parent-style-name="Standard">
      <style:text-properties style:font-name="Abel1" fo:font-size="18pt" fo:font-weight="bold" style:font-size-asian="18pt" style:font-weight-asian="bold" style:font-name-complex="Fjalla One" style:font-size-complex="18pt" style:font-weight-complex="bold"/>
    </style:style>
    <style:style style:name="P9" style:family="paragraph" style:parent-style-name="Standard">
      <style:text-properties style:font-name="Abel1" style:font-name-complex="Calibri"/>
    </style:style>
    <style:style style:name="P10" style:family="paragraph" style:parent-style-name="Standard">
      <style:text-properties style:font-name="Abel1" style:font-name-complex="Molengo"/>
    </style:style>
    <style:style style:name="P11" style:family="paragraph" style:parent-style-name="Standard">
      <style:text-properties style:font-name="Abel1" fo:font-weight="bold" style:font-weight-asian="bold" style:font-name-complex="Molengo" style:font-weight-complex="bold"/>
    </style:style>
    <style:style style:name="P12" style:family="paragraph" style:parent-style-name="Standard">
      <style:text-properties style:font-name="Abel1" fo:font-weight="bold" style:font-weight-asian="bold" style:font-name-complex="Fjalla One" style:font-weight-complex="bold"/>
    </style:style>
    <style:style style:name="P13" style:family="paragraph" style:parent-style-name="Standard">
      <style:text-properties style:font-name="Abel1" officeooo:paragraph-rsid="001d60d3" style:font-name-complex="Abel"/>
    </style:style>
    <style:style style:name="P14" style:family="paragraph" style:parent-style-name="Standard">
      <style:paragraph-properties fo:margin-left="1.27cm" fo:margin-right="0cm" fo:text-indent="0cm" style:auto-text-indent="false"/>
      <style:text-properties style:font-name="Abel1"/>
    </style:style>
    <style:style style:name="P15" style:family="paragraph" style:parent-style-name="Standard">
      <style:paragraph-properties fo:margin-left="1.27cm" fo:margin-right="0cm" fo:text-indent="0cm" style:auto-text-indent="false"/>
      <style:text-properties style:font-name="Abel1" style:font-name-complex="Molengo"/>
    </style:style>
    <style:style style:name="P16" style:family="paragraph" style:parent-style-name="Standard">
      <style:paragraph-properties fo:break-before="page"/>
      <style:text-properties style:font-name="Abel1" fo:font-size="18pt" fo:font-weight="normal" style:font-size-asian="18pt" style:font-weight-asian="normal" style:font-name-complex="Fjalla One" style:font-size-complex="18pt" style:font-weight-complex="normal"/>
    </style:style>
    <style:style style:name="P17" style:family="paragraph" style:parent-style-name="Standard">
      <style:paragraph-properties fo:break-before="page"/>
      <style:text-properties style:font-name="Abel1" fo:font-size="18pt" fo:font-weight="bold" officeooo:paragraph-rsid="001d60d3" style:font-size-asian="18pt" style:font-weight-asian="bold" style:font-name-complex="Abel" style:font-size-complex="18pt" style:font-weight-complex="bold"/>
    </style:style>
    <style:style style:name="P18" style:family="paragraph" style:parent-style-name="Standard" style:master-page-name="Standard">
      <style:paragraph-properties style:page-number="auto"/>
      <style:text-properties style:font-name="Abel1" fo:font-size="24pt" fo:font-weight="bold" style:font-size-asian="24pt" style:font-weight-asian="bold" style:font-name-complex="Fjalla One" style:font-size-complex="24pt" style:font-weight-complex="bold"/>
    </style:style>
    <style:style style:name="P19" style:family="paragraph" style:parent-style-name="Standard">
      <style:text-properties style:font-name="Abel1" fo:font-weight="normal" style:font-weight-asian="normal" style:font-name-complex="Molengo" style:font-weight-complex="normal"/>
    </style:style>
    <style:style style:name="P20" style:family="paragraph" style:parent-style-name="Standard" style:list-style-name="L1">
      <style:text-properties style:font-name="Abel1" style:font-name-complex="Molengo"/>
    </style:style>
    <style:style style:name="P21" style:family="paragraph" style:parent-style-name="Standard" style:list-style-name="WW8Num4">
      <style:text-properties style:font-name="Abel1" style:font-name-complex="Molengo"/>
    </style:style>
    <style:style style:name="P22" style:family="paragraph" style:parent-style-name="Standard" style:list-style-name="WW8Num4">
      <style:text-properties style:font-name="Abel1" officeooo:paragraph-rsid="00215d84" style:font-name-complex="Molengo"/>
    </style:style>
    <style:style style:name="P23" style:family="paragraph" style:parent-style-name="Standard" style:list-style-name="WW8Num4">
      <style:text-properties style:font-name="Abel1" officeooo:paragraph-rsid="0022c983" style:font-name-complex="Molengo"/>
    </style:style>
    <style:style style:name="P24" style:family="paragraph" style:parent-style-name="Standard" style:list-style-name="WW8Num2">
      <style:text-properties style:font-name="Abel1" style:font-name-complex="Molengo"/>
    </style:style>
    <style:style style:name="P25" style:family="paragraph" style:parent-style-name="Standard" style:list-style-name="WW8Num4">
      <style:text-properties style:font-name="Abel1" officeooo:paragraph-rsid="00215d84"/>
    </style:style>
    <style:style style:name="P26" style:family="paragraph" style:parent-style-name="Standard" style:list-style-name="WW8Num4">
      <style:text-properties style:font-name="Abel1" officeooo:paragraph-rsid="0022c983"/>
    </style:style>
    <style:style style:name="P27" style:family="paragraph" style:parent-style-name="Standard" style:list-style-name="L2">
      <style:paragraph-properties fo:text-align="start" style:justify-single-word="false" fo:orphans="2" fo:widows="2"/>
      <style:text-properties fo:font-variant="normal" fo:text-transform="none" fo:color="#000000" loext:opacity="100%" style:font-name="Abel1" fo:font-size="12pt" fo:letter-spacing="normal" fo:font-style="normal" fo:font-weight="normal" officeooo:paragraph-rsid="001d60d3" style:font-size-asian="12pt" style:font-size-complex="12pt"/>
    </style:style>
    <style:style style:name="P28" style:family="paragraph" style:parent-style-name="Standard">
      <style:paragraph-properties fo:text-align="start" style:justify-single-word="false" fo:orphans="2" fo:widows="2"/>
      <style:text-properties fo:font-variant="normal" fo:text-transform="none" fo:color="#000000" loext:opacity="100%" style:font-name="Abel1" fo:font-size="12pt" fo:letter-spacing="normal" fo:font-style="normal" fo:font-weight="normal" officeooo:paragraph-rsid="001e961d" style:font-size-asian="12pt" style:font-size-complex="12pt"/>
    </style:style>
    <style:style style:name="P29" style:family="paragraph" style:parent-style-name="Standard">
      <style:paragraph-properties fo:text-align="start" style:justify-single-word="false" fo:orphans="2" fo:widows="2"/>
      <style:text-properties fo:font-variant="normal" fo:text-transform="none" fo:color="#000000" loext:opacity="100%" style:font-name="Abel1" fo:font-size="12pt" fo:letter-spacing="normal" fo:font-style="normal" fo:font-weight="normal" officeooo:rsid="0012cbbc" officeooo:paragraph-rsid="001e961d" style:font-size-asian="12pt" style:font-size-complex="12pt"/>
    </style:style>
    <style:style style:name="P30" style:family="paragraph" style:parent-style-name="Standard" style:list-style-name="L2">
      <style:paragraph-properties fo:text-align="start" style:justify-single-word="false" fo:orphans="2" fo:widows="2"/>
      <style:text-properties fo:font-variant="normal" fo:text-transform="none" fo:color="#000000" loext:opacity="100%" style:font-name="Abel1" fo:font-size="12pt" fo:letter-spacing="normal" fo:font-style="normal" fo:font-weight="normal" officeooo:rsid="0020505f" officeooo:paragraph-rsid="0020505f" style:font-size-asian="12pt" style:font-size-complex="12pt"/>
    </style:style>
    <style:style style:name="P31" style:family="paragraph" style:parent-style-name="Standard">
      <style:paragraph-properties fo:text-align="start" style:justify-single-word="false" fo:orphans="2" fo:widows="2"/>
      <style:text-properties fo:font-variant="normal" fo:text-transform="none" fo:color="#000000" loext:opacity="100%" style:font-name="Abel1" fo:font-size="14pt" fo:letter-spacing="normal" fo:font-style="normal" fo:font-weight="bold" officeooo:paragraph-rsid="001e961d" style:font-size-asian="14pt" style:font-weight-asian="bold" style:font-size-complex="14pt" style:font-weight-complex="bold"/>
    </style:style>
    <style:style style:name="P3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bel1" fo:font-size="18pt" fo:letter-spacing="normal" fo:font-style="normal" fo:font-weight="bold" officeooo:paragraph-rsid="001d60d3" style:font-size-asian="18pt" style:font-weight-asian="bold" style:font-size-complex="18pt" style:font-weight-complex="bold"/>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bel1" fo:font-size="14pt" fo:letter-spacing="normal" fo:font-style="normal" fo:font-weight="normal" officeooo:rsid="0020505f" officeooo:paragraph-rsid="0020505f" style:font-size-asian="14pt" style:font-size-complex="14pt"/>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bel1" fo:font-size="12pt" fo:letter-spacing="normal" fo:font-style="normal" fo:font-weight="normal" officeooo:paragraph-rsid="001d60d3" style:font-size-asian="12pt" style:font-name-complex="Calibri" style:font-size-complex="12pt"/>
    </style:style>
    <style:style style:name="P35" style:family="paragraph" style:parent-style-name="Standard" style:list-style-name="WW8Num2">
      <style:paragraph-properties fo:break-before="page"/>
      <style:text-properties style:font-name="Abel1" style:font-name-complex="Molengo"/>
    </style:style>
    <style:style style:name="P36" style:family="paragraph" style:parent-style-name="Standard">
      <style:paragraph-properties fo:break-before="page"/>
      <style:text-properties style:font-name="Abel1" fo:font-weight="normal" officeooo:paragraph-rsid="0020b2be" style:font-weight-asian="normal" style:font-weight-complex="normal"/>
    </style:style>
    <style:style style:name="T1" style:family="text">
      <style:text-properties style:font-name-complex="Molengo"/>
    </style:style>
    <style:style style:name="T2" style:family="text">
      <style:text-properties fo:font-weight="bold" style:font-weight-asian="bold" style:font-name-complex="Molengo" style:font-weight-complex="bold"/>
    </style:style>
    <style:style style:name="T3" style:family="text">
      <style:text-properties fo:color="#000000" loext:opacity="100%"/>
    </style:style>
    <style:style style:name="T4" style:family="text">
      <style:text-properties fo:color="#000000" loext:opacity="100%" fo:font-size="10pt" style:font-name-asian="Molengo" style:font-size-asian="10pt" style:font-name-complex="Molengo"/>
    </style:style>
    <style:style style:name="T5" style:family="text">
      <style:text-properties fo:color="#000000" loext:opacity="100%" fo:font-size="18pt" style:font-size-asian="18pt" style:font-name-complex="Fjalla One" style:font-size-complex="18pt"/>
    </style:style>
    <style:style style:name="T6" style:family="text">
      <style:text-properties fo:color="#000000" loext:opacity="100%" fo:font-size="18pt" officeooo:rsid="0022c983" style:font-size-asian="18pt" style:font-name-complex="Fjalla One" style:font-size-complex="18pt"/>
    </style:style>
    <style:style style:name="T7" style:family="text">
      <style:text-properties fo:color="#000000" loext:opacity="100%" style:font-name-complex="Molengo"/>
    </style:style>
    <style:style style:name="T8" style:family="text">
      <style:text-properties fo:color="#000000" loext:opacity="100%" style:font-name-complex="Molengo" style:font-style-complex="italic"/>
    </style:style>
    <style:style style:name="T9" style:family="text">
      <style:text-properties fo:color="#000000" loext:opacity="100%" officeooo:rsid="001e961d" style:font-name-complex="Molengo"/>
    </style:style>
    <style:style style:name="T10" style:family="text">
      <style:text-properties fo:color="#000000" loext:opacity="100%" officeooo:rsid="0020b2be" style:font-name-complex="Molengo"/>
    </style:style>
    <style:style style:name="T11" style:family="text">
      <style:text-properties fo:color="#000000" loext:opacity="100%" officeooo:rsid="00215d84" style:font-name-complex="Molengo"/>
    </style:style>
    <style:style style:name="T12" style:family="text">
      <style:text-properties fo:color="#000000" loext:opacity="100%" fo:font-size="36pt" style:font-size-asian="36pt" style:font-name-complex="Fjalla One" style:font-size-complex="36pt"/>
    </style:style>
    <style:style style:name="T13" style:family="text">
      <style:text-properties fo:color="#000000" loext:opacity="100%" officeooo:rsid="00215d84"/>
    </style:style>
    <style:style style:name="T14" style:family="text">
      <style:text-properties fo:font-weight="normal" style:font-weight-asian="normal" style:font-name-complex="Molengo" style:font-weight-complex="normal"/>
    </style:style>
    <style:style style:name="T15" style:family="text">
      <style:text-properties officeooo:rsid="001d60d3"/>
    </style:style>
    <style:style style:name="T16" style:family="text">
      <style:text-properties officeooo:rsid="00114778"/>
    </style:style>
    <style:style style:name="T17" style:family="text">
      <style:text-properties officeooo:rsid="001e961d"/>
    </style:style>
    <style:style style:name="T18" style:family="text">
      <style:text-properties officeooo:rsid="0013f703"/>
    </style:style>
    <style:style style:name="T19" style:family="text">
      <style:text-properties officeooo:rsid="0012cbbc"/>
    </style:style>
    <style:style style:name="T20" style:family="text">
      <style:text-properties officeooo:rsid="0020b2be"/>
    </style:style>
    <style:style style:name="T21" style:family="text">
      <style:text-properties style:use-window-font-color="true" loext:opacity="0%" fo:font-size="12pt" fo:language="fr" fo:country="FR" officeooo:rsid="0020b2be" style:letter-kerning="true" style:font-name-asian="SimSun1" style:font-size-asian="12pt" style:language-asian="zh" style:country-asian="CN" style:font-size-complex="12pt" style:language-complex="hi" style:country-complex="IN"/>
    </style:style>
    <style:style style:name="T22" style:family="text">
      <style:text-properties style:use-window-font-color="true" loext:opacity="0%" fo:font-size="12pt" fo:language="fr" fo:country="FR" officeooo:rsid="00215d84" style:letter-kerning="true" style:font-name-asian="SimSun1" style:font-size-asian="12pt" style:language-asian="zh" style:country-asian="CN" style:font-size-complex="12pt" style:language-complex="hi" style:country-complex="IN"/>
    </style:style>
    <style:style style:name="T23" style:family="text">
      <style:text-properties style:use-window-font-color="true" loext:opacity="0%" fo:font-size="12pt" fo:language="fr" fo:country="FR" officeooo:rsid="0022c983" style:letter-kerning="true" style:font-name-asian="SimSun1" style:font-size-asian="12pt" style:language-asian="zh" style:country-asian="CN" style:font-size-complex="12pt" style:language-complex="hi" style:country-complex="IN"/>
    </style:style>
    <style:style style:name="T24" style:family="text">
      <style:text-properties officeooo:rsid="00215d84"/>
    </style:style>
    <style:style style:name="T25" style:family="text">
      <style:text-properties officeooo:rsid="0022c9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ahier des charges 4 Eléments</text:p>
      <text:p text:style-name="P12"/>
      <text:p text:style-name="P8">Présentation du client</text:p>
      <text:p text:style-name="P9"/>
      <text:p text:style-name="P6"><text:span text:style-name="T1">Groupe franco-chinois, </text:span><text:span text:style-name="T2">4 Eléments</text:span><text:span text:style-name="T1"> a fait bâtir ses hôtels dans des lieux insolites à l'écart du tourisme de masse. Afin d'en obtenir les autorisations, </text:span><text:span text:style-name="T14">4 Eléments </text:span><text:span text:style-name="T1">a du faire la preuve de projets de grande qualité et intégrés dans leurs éléments naturels.<text:line-break/></text:span></text:p>
      <text:p text:style-name="P6"><text:span text:style-name="T14">4 Eléments</text:span><text:span text:style-name="T1"> propose des hébergements pour tous, sachant bien entendu qu'une nuit dans un lieu exceptionnel a forcément un prix exceptionnel. Notre cible est constitué pour l'essentiel de couples CSP+ sans enfants (en tout cas sans enfant pour l'occasion...).</text:span></text:p>
      <text:p text:style-name="P6"/>
      <text:p text:style-name="P6"><text:span text:style-name="T14">4 Eléments</text:span><text:span text:style-name="T1"> met à disposition de ses clients 4 hôtels autour des quatre éléments : terre, eau, air, feu. </text:span></text:p>
      <text:p text:style-name="P6"/>
      <text:p text:style-name="P10">Nous souhaitons que vous réalisiez pour nous un site élégant qui mette bien en valeur les qualités exceptionnelles de nos offres – loin des sites commerciaux grand public habituels. La réservation pourra être faite sur le site ou par téléphone dans le cadre de besoins spécifiques (événements, célébrations, handicap...)</text:p>
      <text:p text:style-name="P6"/>
      <text:p text:style-name="P7">4 Eléments met à votre disposition un logo * transparent dont il ne sera possible que de modifier la taille.</text:p>
      <text:p text:style-name="P6"/>
      <text:p text:style-name="P7">Enfin, 4 Eléments souhaitant bénéficier d'un site responsive, vous devrez nous transmettre les maquettes de :</text:p>
      <text:p text:style-name="P10"/>
      <text:list xml:id="list404780755" text:style-name="L1">
        <text:list-item>
          <text:p text:style-name="P20">La page d'accueil (large/small)</text:p>
        </text:list-item>
        <text:list-item>
          <text:p text:style-name="P20">Une page hôtel (large) avec la possibilité de réserver en ligne</text:p>
        </text:list-item>
        <text:list-item>
          <text:p text:style-name="P20">Une page Confirmation de la réservation avec les options (large)</text:p>
        </text:list-item>
      </text:list>
      <text:p text:style-name="P10"/>
      <text:p text:style-name="P10">* Police : Medula One (Google) <text:span text:style-name="T15">et Alice (Google)</text:span></text:p>
      <text:p text:style-name="P10"/>
      <text:p text:style-name="P10">Merci d'inclure les effets au survol.</text:p>
      <text:p text:style-name="P6"/>
      <text:p text:style-name="P6"><text:span text:style-name="T2">soyez force de proposition !</text:span></text:p>
      <text:p text:style-name="P17">Intégration</text:p>
      <text:p text:style-name="P13"/>
      <text:p text:style-name="P13">Vous réaliserez ensuite l’intégration de cette maquette (<text:span text:style-name="T16">accueil en large et en small, article en large et en small</text:span> <text:span text:style-name="T16">et</text:span>, si vous avez le temps, d’autres pages <text:s/>(du contenu Lorem ipsum et une photo feront l'affaire <text:span text:style-name="T17">pour les autres pages</text:span>).</text:p>
      <text:p text:style-name="P13"/>
      <text:p text:style-name="P13">Vous devrez faire en sorte que le menu soit toujours accessible. </text:p>
      <text:p text:style-name="P13"/>
      <text:p text:style-name="P13">Vous réaliserez le title et la description de la page d'accueil et prendrez soin de produire un code sémantique <text:span text:style-name="T16">propre et utile pour le référencement (titres, alt des img, title des a, article, main, aside...).</text:span></text:p>
      <text:p text:style-name="P13"/>
      <text:p text:style-name="P13">Votre code HTML/CSS devra être valide <text:span text:style-name="T16">W3C</text:span> (avertissements « warning » exceptés).</text:p>
      <text:p text:style-name="P13"/>
      <text:p text:style-name="P13">Pour cette intégration, vous avez le choix d'utiliser <text:span text:style-name="T16">html/css, sass, une structure php, emmet, foundation, bootstrap selon vos préférences et ce que vous souhaitez mettre en valeur.</text:span></text:p>
      <text:p text:style-name="P3"/>
      <text:p text:style-name="P5"/>
      <text:p text:style-name="P1"/>
      <text:p text:style-name="P32">Contraintes techniques obligatoires pour le RNCP </text:p>
      <text:p text:style-name="P33"/>
      <text:p text:style-name="P33">Vous devrez proposer aux clients (Membres du jury) une ou plusieurs propositions qui vous semble pertinente, le jury mesurera le degré de pertinence de votre proposition. Notez votre(vos) propositions sur un fichier qui sera accessible sur votre serveur </text:p>
      <text:p text:style-name="P33"/>
      <text:list xml:id="list3092571972" text:style-name="L2">
        <text:list-item>
          <text:p text:style-name="P27">Réalisation du site en responsive pour les pages mentionnées</text:p>
        </text:list-item>
        <text:list-item>
          <text:p text:style-name="P27">Le menu devra toujours être accessible</text:p>
        </text:list-item>
        <text:list-item>
          <text:p text:style-name="P27">Les calques et dossiers de X<text:span text:style-name="T17">D</text:span> seront correctement rangés et nommés</text:p>
        </text:list-item>
        <text:list-item>
          <text:p text:style-name="P27">Vous choisirez le contenu pertinent à intégrer</text:p>
        </text:list-item>
        <text:list-item>
          <text:p text:style-name="P27">Vous devrez rédiger le title du head, la description, le<text:span text:style-name="T15">s titres</text:span>, les alt des images, le <text:tab/>noms des images, les title des a</text:p>
        </text:list-item>
        <text:list-item>
          <text:p text:style-name="P27">Le fil d’Ariane devra être judicieusement positionné.</text:p>
        </text:list-item>
        <text:list-item>
          <text:p text:style-name="P27">Le site devra être valide W3C. Les éventuelles erreurs et warning rencontrés devront être argumentés</text:p>
        </text:list-item>
        <text:list-item>
          <text:p text:style-name="P30">Vos inspirations, analyse de concurrence et proposition seront présent sur votre serveur pour le présenter au jury</text:p>
        </text:list-item>
      </text:list>
      <text:p text:style-name="P29"/>
      <text:p text:style-name="P31"/>
      <text:p text:style-name="P31"/>
      <text:p text:style-name="P31"/>
      <text:p text:style-name="P31"/>
      <text:p text:style-name="P31"/>
      <text:p text:style-name="P31"><text:soft-page-break/>JAVASCRIPT</text:p>
      <text:p text:style-name="P28"/>
      <text:p text:style-name="P28">Vous devrez utiliser le <text:span text:style-name="T18">J</text:span>ava<text:span text:style-name="T18">S</text:span>cript d’une manière judicieuse qui apportera une plus-value au contenu présenté aux utilisateurs <text:span text:style-name="T19">et l’aidera dans sa démarche de navigation. </text:span></text:p>
      <text:p text:style-name="P28"/>
      <text:p text:style-name="P29">Proposez des fonctionnalités évènementielles que vous jugerez pertinentes. <text:s/></text:p>
      <text:p text:style-name="P28"/>
      <text:p text:style-name="P29">Le cas échéant, si vous n’avez pas d’idées, réalisez la vérification des formulaires ou un slider fonctionnel en JavaScript</text:p>
      <text:p text:style-name="P34"/>
      <text:p text:style-name="P36"><text:span text:style-name="T4"><text:s/></text:span><text:span text:style-name="T5">Contenu</text:span><text:span text:style-name="T6">s importants</text:span><text:span text:style-name="T5"> </text:span><text:span text:style-name="T12">:</text:span></text:p>
      <text:p text:style-name="P4"/>
      <text:list xml:id="list4177673910" text:style-name="WW8Num4">
        <text:list-header>
          <text:p text:style-name="P21">Logo</text:p>
        </text:list-header>
      </text:list>
      <text:p text:style-name="P4"/>
      <text:list xml:id="list81960377553546" text:continue-numbering="true" text:style-name="WW8Num4">
        <text:list-header>
          <text:p text:style-name="P23"><text:span text:style-name="T20">Le menu principal </text:span><text:span text:style-name="T24">comportera </text:span><text:span text:style-name="T25">au minima</text:span><text:span text:style-name="T24"> les liens descriptifs <text:s/></text:span><text:span text:style-name="T23">de présentation de nos différents</text:span><text:span text:style-name="T24"> hôtels.</text:span></text:p>
          <text:p text:style-name="P23"><text:span text:style-name="T21"/></text:p>
          <text:p text:style-name="P23"><text:span text:style-name="T23">Nous jugeons les informations suivantes comme importantes pour nos clients.(non exhaustif) </text:span></text:p>
          <text:p text:style-name="P21"/>
          <text:p text:style-name="P22"><text:span text:style-name="T3">C</text:span><text:span text:style-name="T13">o</text:span><text:span text:style-name="T3">ncept</text:span></text:p>
          <text:p text:style-name="P22"><text:span text:style-name="T3">Architectures</text:span></text:p>
          <text:p text:style-name="P22"><text:span text:style-name="T3">Contact</text:span></text:p>
          <text:p text:style-name="P22"><text:span text:style-name="T13">L</text:span>iens vers Facebook et Instagram</text:p>
          <text:p text:style-name="P25"><text:span text:style-name="T7">Réservation </text:span><text:span text:style-name="T9">en ligne</text:span><text:line-break/><text:span text:style-name="T7">Fil d’ariane</text:span><text:span text:style-name="T8"><text:line-break/></text:span><text:span text:style-name="T7">Favicon</text:span></text:p>
          <text:p text:style-name="P26"><text:span text:style-name="T10">Adresses des hôtels </text:span><text:span text:style-name="T11">avec numéros de tel et adresses fictives</text:span><text:span text:style-name="T10"> </text:span><text:bookmark-start text:name="OLE_LINK8"/><text:bookmark-start text:name="OLE_LINK9"/><text:bookmark-end text:name="OLE_LINK8"/><text:bookmark-end text:name="OLE_LINK9"/></text:p>
          <text:p text:style-name="P26"><text:span text:style-name="T7">Mentions légales + Crédits + CGV + Confidentialité </text:span></text:p>
        </text:list-header>
      </text:list>
      <text:p text:style-name="P4"/>
      <text:p text:style-name="P16">Contenus d'exemple</text:p>
      <text:p text:style-name="P10"/>
      <text:list xml:id="list1215005448" text:style-name="WW8Num2">
        <text:list-header>
          <text:p text:style-name="P24"/>
        </text:list-header>
      </text:list>
      <text:p text:style-name="P10"/>
      <text:p text:style-name="P15">Titre : Le luxe est notre aventure</text:p>
      <text:p text:style-name="P15"/>
      <text:p text:style-name="P15">Chapeau : Depuis l'ouverture de ses 4 hôtels en 2012, 4 Eléments a imposé sa marque : des hôtels d'exception dans des lieux d'exception. Nous sommes inouïs. Tout comme vous.</text:p>
      <text:p text:style-name="P15"/>
      <text:p text:style-name="P15">Paragraphes : 4 Eléments, c'est 4 hôtels pour 4 éléments : terre, eau, air feu. 4 hôtels insolites bâtis sur des lieux inattendus de la planète pour la construction desquels nous avons du prouver que nous étions les meilleurs, les plus inventifs et, en même temps, les plus à l'écoute de l'identité du site choisi. Que nous voulions révolutionner le tourisme : le luxe, l'aventure et la vision à long terme dans un même projet.</text:p>
      <text:p text:style-name="P14"/>
      <text:p text:style-name="P15">Dans chacun de nos hôtels, vous jouirez d'un environnement unique, d'un service unique avec la rigueur de l'hôtellerie de luxe et la saveur d'une proximité de tous les jours avec les habitants.</text:p>
      <text:p text:style-name="P14"/>
      <text:p text:style-name="P15">Vous découvrirez les environs à l'aide de guides ethnologues, astrophysiciens, géologues, climatologues... Ce n'est pas un « tour » que nous vous proposons, c'est une révolution.</text:p>
      <text:p text:style-name="P6"/>
      <text:p text:style-name="P10"><text:tab/></text:p>
      <text:p text:style-name="P10"/>
      <text:list xml:id="list81961301917306" text:continue-numbering="true" text:style-name="WW8Num2">
        <text:list-header>
          <text:p text:style-name="P35"><text:s/></text:p>
        </text:list-header>
      </text:list>
      <text:p text:style-name="P6"/>
      <text:p text:style-name="P10"><text:tab/></text:p>
      <text:p text:style-name="P11"><text:tab/>Terre</text:p>
      <text:p text:style-name="P6"/>
      <text:p text:style-name="P10"><text:tab/>Titre : Terre</text:p>
      <text:p text:style-name="P10"><text:tab/>Paragraphe : L'hôtel Terre est situé dans des grottes naturelles en Thaïlande. Retaillées et <text:tab/>aménagées avec beaucoup de soin, les chambres de l'hôtel vous offriront soit la fraîcheur et <text:tab/>l'apaisement à près de vingt mètres de profondeur, soit un hâvre de paix ouvrant sur <text:s/>l'horizon de <text:tab/>la mer au loin. </text:p>
      <text:p text:style-name="P6"/>
      <text:p text:style-name="P10"><text:tab/></text:p>
      <text:p text:style-name="P6"/>
      <text:p text:style-name="P6"/>
      <text:p text:style-name="P11"><text:tab/>Eau</text:p>
      <text:p text:style-name="P6"/>
      <text:p text:style-name="P10"><text:tab/>Titre : Eau</text:p>
      <text:p text:style-name="P10"><text:tab/>Texte fourni : L'hôtel Eau est située sur une île de 2 kilomètres carrés très exactement <text:tab/>équidistante de Vladivostok et de Los Angeles. C'est le milieu du Pacifique. Vous y disposerez de <text:tab/>votre plage, de votre bateau et de votre majordome privés. Votre chambre est un caisson immergé <text:tab/>à deux mètres sous l'eau.</text:p>
      <text:p text:style-name="P10"/>
      <text:p text:style-name="P10"><text:tab/></text:p>
      <text:p text:style-name="P6"/>
      <text:p text:style-name="P6"/>
      <text:p text:style-name="P11"><text:tab/>Air</text:p>
      <text:p text:style-name="P6"/>
      <text:p text:style-name="P10"><text:tab/>Titre : Air</text:p>
      <text:p text:style-name="P10"><text:tab/>Texte fourni : L'hôtel Air se situe à la frontière du Brésil et du Pérou. C'est un concept <text:tab/>architectural innovant qui a permis une implantation à la cîme de la forêt pour offrir un <text:tab/>panorama vertigineux et cotoyer chaque matin, de votre chambre (avec ou sans piscine), les <text:tab/>oiseaux à votre réveil. <text:s/></text:p>
      <text:p text:style-name="P6"/>
      <text:p text:style-name="P10"><text:tab/></text:p>
      <text:p text:style-name="P6"/>
      <text:p text:style-name="P6"/>
      <text:p text:style-name="P11"><text:tab/>Feu</text:p>
      <text:p text:style-name="P10"/>
      <text:p text:style-name="P10"><text:tab/>Titre : Feu</text:p>
      <text:p text:style-name="P10"><text:tab/>Texte fourni : L'hôtel Feu ne se situe bien sûr pas sur un volcan, mais en Finlande. Feu de la <text:tab/>terre volcanique crachant non loin de là ses geysers, feu des volcans à l'horizon et, bien entendu, <text:tab/>feu des aurores boréales que vous pourrez admirer tous les soirs par le toit vitré de votre <text:tab/>chambre.</text:p>
      <text:p text:style-name="P6"/>
      <text:p text:style-name="P10"><text:tab/></text:p>
      <text:p text:style-name="P10"/>
      <text:list xml:id="list81960716444644" text:continue-numbering="true" text:style-name="WW8Num2">
        <text:list-item>
          <text:p text:style-name="P35">Témoignage </text:p>
        </text:list-item>
      </text:list>
      <text:p text:style-name="P10"/>
      <text:p text:style-name="P10"><text:tab/>Trinh Xuan Thuan, co-fondateur de 4 Eléments</text:p>
      <text:p text:style-name="P10"/>
      <text:p text:style-name="P10"><text:tab/>« L'architecture innovante est un pas supplémentaire vers l'exploration de l'Espace, c'est à dire <text:tab/>l'extension de notre civilisation dans ce qu'elle a de meilleur.</text:p>
      <text:p text:style-name="P10"><text:tab/>S'immerger dans un de nos hôtels, c'est vivre une expérience sensorielle, c'est pouvoir se <text:tab/>ressourcer au contact des matières des 4 éléments. C'est se découvrir à l'unisson de la <text:tab/>terre, de l'air, de l'eau, du feu. »</text:p>
      <text:p text:style-name="P10"/>
      <text:list xml:id="list81960911289280" text:continue-numbering="true" text:style-name="WW8Num2">
        <text:list-item>
          <text:p text:style-name="P24">Architectures </text:p>
        </text:list-item>
      </text:list>
      <text:p text:style-name="P10"/>
      <text:p text:style-name="P10"/>
      <text:p text:style-name="P15">Titre : Au service des plus grands architectes </text:p>
      <text:p text:style-name="P14"/>
      <text:p text:style-name="P15">Texte : 4 Eléments se met au service des plus grands noms de l'architecture mondiale et non le contraire. En effet, nous souhaitons que les artistes – c'est-à-dire aussi bien les architectes d'intérieur qui travaillent à nos côtés – se sentent le plus libres d'innover pour un monde plus cohérent et plus aventureux. <text:line-break/><text:line-break/>Les hôtels 4 Eléments sont donc leur terrain de jeu. Les règles que nous leur imposont sont de deux ordres. Travailler en adéquation avec le lieu et l'élément choisi. Garder à l'esprit que vous faîtes partie de l'élément choisi.</text:p>
      <text:p text:style-name="P15"/>
      <text:p text:style-name="P15"/>
      <text:p text:style-name="P15"/>
      <text:list xml:id="list81961059041279" text:continue-numbering="true" text:style-name="WW8Num2">
        <text:list-header>
          <text:p text:style-name="P24"><text:span text:style-name="T1"/></text:p>
        </text:list-header>
      </text:list>
      <text:p text:style-name="P10"/>
      <text:p text:style-name="P5"/>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bel1" svg:font-family="Abel"/>
    <style:font-face style:name="OpenSymbol1" svg:font-family="OpenSymbol"/>
    <style:font-face style:name="Abel" svg:font-family="Abel" style:font-pitch="variable"/>
    <style:font-face style:name="Abril Fatface" svg:font-family="'Abril Fatface'" style:font-pitch="variable"/>
    <style:font-face style:name="Fjalla One" svg:font-family="'Fjalla One'" style:font-pitch="variable"/>
    <style:font-face style:name="Mangal1" svg:font-family="Mangal" style:font-pitch="variable"/>
    <style:font-face style:name="Microsoft YaHei1" svg:font-family="'Microsoft YaHei'" style:font-pitch="variable"/>
    <style:font-face style:name="Molengo" svg:font-family="Molengo" style:font-pitch="variable"/>
    <style:font-face style:name="SimSun1" svg:font-family="SimSun, 宋体"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fr" fo:country="FR" style:letter-kerning="true" style:font-name-asian="SimSun1"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1"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Titre6"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Heading_20_1" style:display-name="Heading 1" style:family="paragraph" style:parent-style-name="Titre6"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itre6"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itre6"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itre7" style:family="paragraph" style:parent-style-name="Titre6"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Titre5"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itre4"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itre3"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itre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itre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Titre6"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6600" loext:opacity="100%" style:font-name="Calibri" fo:font-family="Calibri" style:font-family-generic="swiss" style:font-pitch="variable" fo:font-size="10pt" fo:language="fr" fo:country="FR" fo:font-style="italic" style:letter-kerning="true" style:font-name-asian="SimSun1" style:font-family-asian="SimSun, 宋体" style:font-pitch-asian="variable" style:font-size-asian="10pt" style:language-asian="zh" style:country-asian="CN" style:font-style-asian="italic" style:font-name-complex="Calibri" style:font-family-complex="Calibri" style:font-family-generic-complex="swiss" style:font-pitch-complex="variable" style:font-size-complex="10pt" style:language-complex="hi" style:country-complex="IN"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loext:opacity="100%" style:font-name="Calibri" fo:font-family="Calibri" style:font-family-generic="swiss" style:font-pitch="variable" style:font-name-complex="Calibri" style:font-family-complex="Calibri" style:font-family-generic-complex="swiss" style:font-pitch-complex="variable" style:font-style-complex="italic"/>
    </style:style>
    <style:style style:name="WW8Num5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Molengo" fo:font-family="Molengo" style:font-pitch="variable" style:font-name-complex="Molengo" style:font-family-complex="Molengo"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mplex="Molengo" style:font-family-complex="Molengo"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8z0" style:family="text">
      <style:text-properties style:font-name="Molengo" fo:font-family="Molengo" style:font-pitch="variable" style:font-name-complex="Calibri" style:font-family-complex="Calibri"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2z1" style:family="text"/>
    <style:style style:name="WW8Num12z2" style:family="text"/>
    <style:style style:name="WW8Num12z3" style:family="text"/>
    <style:style style:name="WW8Num13z0" style:family="text">
      <style:text-properties style:font-name="Calibri" fo:font-family="Calibri" style:font-family-generic="swiss" style:font-pitch="variable" style:font-name-complex="Calibri" style:font-family-complex="Calibri" style:font-family-generic-complex="swiss" style:font-pitch-complex="variable" style:font-style-complex="italic"/>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Molengo" fo:font-family="Molengo" style:font-pitch="variable" style:font-name-complex="Calibri" style:font-family-complex="Calibri"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Molengo" fo:font-family="Molengo" style:font-pitch="variable" style:font-name-complex="Calibri" style:font-family-complex="Calibri" style:font-family-generic-complex="swiss"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Police_20_par_20_défaut" style:display-name="Police par défaut" style:family="text"/>
    <style:style style:name="Police_20_par_20_défaut6" style:display-name="Police par défaut6" style:family="text"/>
    <style:style style:name="Police_20_par_20_défaut5" style:display-name="Police par défaut5" style:family="text"/>
    <style:style style:name="Police_20_par_20_défaut4" style:display-name="Police par défaut4" style:family="text"/>
    <style:style style:name="Police_20_par_20_défaut3" style:display-name="Police par défaut3" style:family="text"/>
    <style:style style:name="Police_20_par_20_défaut2" style:display-name="Police par défaut2" style:family="text"/>
    <style:style style:name="WW8Num12z4" style:family="text"/>
    <style:style style:name="WW8Num12z5" style:family="text"/>
    <style:style style:name="WW8Num12z6" style:family="text"/>
    <style:style style:name="WW8Num12z7" style:family="text"/>
    <style:style style:name="WW8Num12z8" style:family="text"/>
    <style:style style:name="Police_20_par_20_défaut1" style:display-name="Police par défaut1"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ahier des charges lala architectes</dc:title>
    <meta:initial-creator>buzz-web</meta:initial-creator>
    <meta:creation-date>2016-10-30T13:33:00</meta:creation-date>
    <dc:date>2023-01-02T08:19:58.605000000</dc:date>
    <meta:editing-cycles>39</meta:editing-cycles>
    <meta:editing-duration>PT5H36M5S</meta:editing-duration>
    <meta:generator>LibreOffice/7.1.0.3$Windows_X86_64 LibreOffice_project/f6099ecf3d29644b5008cc8f48f42f4a40986e4c</meta:generator>
    <meta:document-statistic meta:table-count="0" meta:image-count="0" meta:object-count="0" meta:page-count="7" meta:paragraph-count="77" meta:word-count="1195" meta:character-count="7351" meta:non-whitespace-character-count="6175"/>
  </office:meta>
</office:document-meta>
</file>